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cf4df" draw:textarea-horizontal-align="justify" draw:textarea-vertical-align="middle" draw:auto-grow-height="false" fo:min-height="1.75cm" fo:min-width="1.5cm"/>
      <style:paragraph-properties style:writing-mode="lr-tb"/>
    </style:style>
    <style:style style:name="gr2" style:family="graphic" style:parent-style-name="standard">
      <style:graphic-properties draw:fill="solid" draw:fill-color="#f2deca" draw:textarea-horizontal-align="justify" draw:textarea-vertical-align="middle" draw:auto-grow-height="false" fo:min-height="1.55cm" fo:min-width="2cm"/>
      <style:paragraph-properties style:writing-mode="lr-tb"/>
    </style:style>
    <style:style style:name="gr3" style:family="graphic" style:parent-style-name="standard">
      <style:graphic-properties draw:fill="solid" draw:fill-color="#fdfde2" draw:textarea-horizontal-align="justify" draw:textarea-vertical-align="middle" draw:auto-grow-height="false" fo:min-height="1.55cm" fo:min-width="1.5cm"/>
      <style:paragraph-properties style:writing-mode="lr-tb"/>
    </style:style>
    <style:style style:name="gr4" style:family="graphic" style:parent-style-name="standard">
      <style:graphic-properties draw:fill="solid" draw:fill-color="#ecf4df" draw:textarea-horizontal-align="justify" draw:textarea-vertical-align="middle" draw:auto-grow-height="false" fo:min-height="0.975cm" fo:min-width="10.025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4cm" fo:min-width="4.78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25cm" fo:min-width="1.65cm"/>
      <style:paragraph-properties style:writing-mode="lr-tb"/>
    </style:style>
    <style:style style:name="gr7" style:family="graphic" style:parent-style-name="standard">
      <style:graphic-properties draw:fill="solid" draw:fill-color="#fdfde2" draw:textarea-horizontal-align="justify" draw:textarea-vertical-align="middle" draw:auto-grow-height="false" fo:min-height="1.551cm" fo:min-width="1.5cm"/>
      <style:paragraph-properties style:writing-mode="lr-tb"/>
    </style:style>
    <style:style style:name="gr8" style:family="graphic" style:parent-style-name="standard">
      <style:graphic-properties draw:fill="solid" draw:fill-color="#fdfde2" draw:textarea-horizontal-align="justify" draw:textarea-vertical-align="middle" draw:auto-grow-height="false" fo:min-height="9.75cm" fo:min-width="1.5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4cm" fo:min-width="4.17cm"/>
      <style:paragraph-properties style:writing-mode="lr-tb"/>
    </style:style>
    <style:style style:name="gr10" style:family="graphic" style:parent-style-name="objectwithoutfill">
      <style:graphic-properties draw:fill="solid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5.25cm" fo:min-width="13cm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0.4cm" fo:min-width="4.95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2pt" style:font-size-complex="12pt"/>
    </style:style>
    <style:style style:name="P2" style:family="paragraph">
      <loext:graphic-properties draw:fill="solid" draw:fill-color="#ecf4df"/>
      <style:paragraph-properties fo:text-align="center" style:writing-mode="lr-tb"/>
      <style:text-properties fo:font-size="10pt" style:font-size-asian="12pt" style:font-size-complex="12pt"/>
    </style:style>
    <style:style style:name="P3" style:family="paragraph">
      <style:paragraph-properties fo:text-align="center" style:writing-mode="lr-tb"/>
      <style:text-properties fo:font-size="12pt"/>
    </style:style>
    <style:style style:name="P4" style:family="paragraph">
      <loext:graphic-properties draw:fill="solid" draw:fill-color="#f2deca"/>
      <style:paragraph-properties fo:text-align="center" style:writing-mode="lr-tb"/>
      <style:text-properties fo:font-size="12pt"/>
    </style:style>
    <style:style style:name="P5" style:family="paragraph">
      <loext:graphic-properties draw:fill="solid" draw:fill-color="#fdfde2"/>
      <style:paragraph-properties fo:text-align="center" style:writing-mode="lr-tb"/>
      <style:text-properties fo:font-size="10pt" style:font-size-asian="12pt" style:font-size-complex="12pt"/>
    </style:style>
    <style:style style:name="P6" style:family="paragraph">
      <style:paragraph-properties fo:text-align="center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7" style:family="paragraph">
      <loext:graphic-properties draw:fill="none"/>
      <style:paragraph-properties fo:text-align="center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8" style:family="paragraph"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 style:writing-mode="lr-tb"/>
      <style:text-properties style:font-name="Bitstream Vera Sans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3" style:family="paragraph">
      <loext:graphic-properties draw:fill="none"/>
      <style:paragraph-properties fo:text-align="center" style:writing-mode="lr-tb"/>
      <style:text-properties style:font-name="Bitstream Vera Sans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super 58%" fo:font-size="12pt" style:font-size-asian="12pt" style:font-size-complex="12pt"/>
    </style:style>
    <style:style style:name="T5" style:family="text">
      <style:text-properties style:font-name="Bitstream Vera Sans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2cm" svg:x="15.995cm" svg:y="4.5cm">
          <text:p text:style-name="P1"><text:span text:style-name="T1">Directory</text:span></text:p>
          <text:p text:style-name="P1"><text:span text:style-name="T1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5cm" svg:height="1.8cm" svg:x="4cm" svg:y="5.9cm">
          <text:p text:style-name="P3">Thing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cm" svg:height="1.8cm" svg:x="4cm" svg:y="8.375cm">
          <text:p text:style-name="P3">Thin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15.995cm" svg:y="12.501cm">
          <text:p text:style-name="P1"><text:span text:style-name="T1">Logg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cm" svg:height="1.8cm" svg:x="8.995cm" svg:y="7.501cm">
          <text:p text:style-name="P1"><text:span text:style-name="T1">HTTP </text:span></text:p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0.525cm" svg:height="1.225cm" svg:x="8.495cm" svg:y="15.001cm">
          <text:p text:style-name="P1"><text:span text:style-name="T1">Plugin Manag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cm" svg:height="1.8cm" svg:x="8.995cm" svg:y="9.501cm">
          <text:p text:style-name="P1"><text:span text:style-name="T1">Web- </text:span></text:p>
          <text:p text:style-name="P1"><text:span text:style-name="T1">Socket </text:span></text:p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28cm" svg:height="0.65cm" svg:x="7.22cm" svg:y="2.86cm">
          <text:p text:style-name="P6"><text:span text:style-name="T2">Protocol Binding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15.995cm" svg:y="7.001cm">
          <text:p text:style-name="P1"><text:span text:style-name="T1">Intermediary</text:span></text:p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15cm" svg:height="2.5cm" svg:x="32.995cm" svg:y="9.601cm">
          <text:p text:style-name="P8"><text:span text:style-name="T3">3</text:span><text:span text:style-name="T4">rd</text:span><text:span text:style-name="T3"> party</text:span></text:p>
          <text:p text:style-name="P8"><text:span text:style-name="T3">plugin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cm" svg:height="1.8cm" svg:x="8.995cm" svg:y="5.501cm">
          <text:p text:style-name="P1"><text:span text:style-name="T1">MQTT</text:span></text:p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cm" svg:height="1.8cm" svg:x="3.995cm" svg:y="11.075cm">
          <text:p text:style-name="P3">Thing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cm" svg:height="1.801cm" svg:x="8.995cm" svg:y="11.501cm">
          <text:p text:style-name="P1"><text:span text:style-name="T1">DNS-SD</text:span></text:p>
          <text:p text:style-name="P1"><text:span text:style-name="T1">Discovery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cm" svg:height="10cm" svg:x="12.495cm" svg:y="4.501cm">
          <text:p text:style-name="P1"><text:span text:style-name="T1">Hub </text:span></text:p>
          <text:p text:style-name="P1"><text:span text:style-name="T1">Message </text:span></text:p>
          <text:p text:style-name="P1"><text:span text:style-name="T1">B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15.995cm" svg:y="9.801cm">
          <text:p text:style-name="P1"><text:span text:style-name="T1">Admin</text:span></text:p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67cm" svg:height="0.65cm" svg:x="14.6cm" svg:y="2.876cm">
          <text:p text:style-name="P6"><text:span text:style-name="T2">Services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10.995cm" svg:y1="6.501cm" svg:x2="12.495cm" svg:y2="6.501cm">
          <text:p/>
        </draw:line>
        <draw:line draw:style-name="gr10" draw:text-style-name="P10" draw:layer="layout" svg:x1="10.995cm" svg:y1="8.501cm" svg:x2="12.495cm" svg:y2="8.501cm">
          <text:p/>
        </draw:line>
        <draw:line draw:style-name="gr10" draw:text-style-name="P10" draw:layer="layout" svg:x1="10.995cm" svg:y1="10.501cm" svg:x2="12.495cm" svg:y2="10.501cm">
          <text:p/>
        </draw:line>
        <draw:line draw:style-name="gr10" draw:text-style-name="P10" draw:layer="layout" svg:x1="10.995cm" svg:y1="12.501cm" svg:x2="12.495cm" svg:y2="12.501cm">
          <text:p/>
        </draw:line>
        <draw:custom-shape draw:style-name="gr2" draw:text-style-name="P4" draw:layer="layout" svg:width="2.5cm" svg:height="1.8cm" svg:x="21cm" svg:y="5.501cm">
          <text:p text:style-name="P3">Consume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cm" svg:height="1.8cm" svg:x="20.995cm" svg:y="8.501cm">
          <text:p text:style-name="P3">Consume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cm" svg:height="1.8cm" svg:x="21cm" svg:y="11.25cm">
          <text:p text:style-name="P3">Consumer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14.495cm" svg:y1="5.501cm" svg:x2="15.995cm" svg:y2="5.501cm">
          <text:p/>
        </draw:line>
        <draw:line draw:style-name="gr10" draw:text-style-name="P10" draw:layer="layout" svg:x1="14.495cm" svg:y1="8.001cm" svg:x2="15.995cm" svg:y2="8.001cm">
          <text:p/>
        </draw:line>
        <draw:line draw:style-name="gr10" draw:text-style-name="P10" draw:layer="layout" svg:x1="14.495cm" svg:y1="11.001cm" svg:x2="15.995cm" svg:y2="11.001cm">
          <text:p/>
        </draw:line>
        <draw:line draw:style-name="gr10" draw:text-style-name="P10" draw:layer="layout" svg:x1="14.495cm" svg:y1="13.501cm" svg:x2="15.995cm" svg:y2="13.501cm">
          <text:p/>
        </draw:line>
        <draw:custom-shape draw:style-name="gr11" draw:text-style-name="P11" draw:layer="layout" svg:width="13.5cm" svg:height="15.5cm" svg:x="7cm" svg:y="1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5.45cm" svg:height="0.65cm" svg:x="10.6cm" svg:y="1.625cm">
          <text:p text:style-name="P12"><text:span text:style-name="T5">WoST Hub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enk Spaaij</meta:initial-creator>
    <meta:creation-date>2021-03-08T16:12:12.043361851</meta:creation-date>
    <dc:date>2021-03-08T20:17:05.650689681</dc:date>
    <dc:creator>Henk Spaaij</dc:creator>
    <meta:editing-duration>PT2H11M57S</meta:editing-duration>
    <meta:editing-cycles>4</meta:editing-cycles>
    <meta:generator>LibreOffice/6.4.6.2$Linux_X86_64 LibreOffice_project/40$Build-2</meta:generator>
    <meta:document-statistic meta:object-count="29"/>
  </office:meta>
</office:document-meta>
</file>